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Monospace" svg:font-family="Monospace" style:font-family-generic="roman"/>
    <style:font-face style:name="OpenSymbol" svg:font-family="OpenSymbol" style:font-charset="x-symbol"/>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face style:name="Times New Roman" svg:font-family="'Times New Roman'" style:font-family-generic="roman" style:font-pitch="variable"/>
    <style:font-face style:name="Times1" svg:font-family="Times" style:font-family-generic="roman" style:font-pitch="variable"/>
  </office:font-face-decls>
  <office:automatic-styles>
    <style:style style:name="P1" style:family="paragraph" style:parent-style-name="Text_20_body">
      <style:paragraph-properties fo:text-align="center" style:justify-single-word="false"/>
      <style:text-properties fo:font-size="18pt" fo:font-weight="bold" style:font-size-asian="12pt" style:font-weight-asian="normal" style:font-size-complex="12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3.81cm" fo:margin-right="3.81cm" fo:margin-top="0.176cm" fo:margin-bottom="0.176cm" style:contextual-spacing="false" fo:text-align="center" style:justify-single-word="false" fo:text-indent="0cm" style:auto-text-indent="false"/>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0cm" fo:margin-right="0cm" fo:text-align="justify" style:justify-single-word="false" fo:text-indent="0.501cm" style:auto-text-indent="false"/>
      <style:text-properties fo:font-weight="bold" officeooo:rsid="0013feff" officeooo:paragraph-rsid="0013feff" style:font-weight-asian="bold" style:font-weight-complex="bold"/>
    </style:style>
    <style:style style:name="P6" style:family="paragraph" style:parent-style-name="Standard">
      <style:paragraph-properties fo:margin-left="0cm" fo:margin-right="0cm" fo:text-align="justify" style:justify-single-word="false" fo:text-indent="0cm" style:auto-text-indent="false"/>
      <style:text-properties fo:font-weight="bold" officeooo:rsid="00156dd5" officeooo:paragraph-rsid="00156dd5" style:font-weight-asian="bold" style:font-weight-complex="bold"/>
    </style:style>
    <style:style style:name="P7" style:family="paragraph" style:parent-style-name="Standard">
      <style:paragraph-properties fo:margin-left="0cm" fo:margin-right="0cm" fo:text-align="justify" style:justify-single-word="false" fo:text-indent="0cm" style:auto-text-indent="false"/>
      <style:text-properties fo:font-weight="bold" officeooo:rsid="00251eba" officeooo:paragraph-rsid="00251eba" style:font-weight-asian="bold" style:font-weight-complex="bold"/>
    </style:style>
    <style:style style:name="P8" style:family="paragraph" style:parent-style-name="Standard">
      <style:paragraph-properties fo:margin-left="0cm" fo:margin-right="0cm" fo:text-align="justify" style:justify-single-word="false" fo:text-indent="0cm" style:auto-text-indent="false" fo:break-before="page"/>
      <style:text-properties fo:font-weight="bold" officeooo:rsid="0023f9b2" officeooo:paragraph-rsid="0023f9b2" style:font-weight-asian="bold" style:font-weight-complex="bold"/>
    </style:style>
    <style:style style:name="P9" style:family="paragraph" style:parent-style-name="Standard">
      <style:paragraph-properties fo:margin-left="0cm" fo:margin-right="0cm" fo:text-align="justify" style:justify-single-word="false" fo:text-indent="0.501cm" style:auto-text-indent="false"/>
    </style:style>
    <style:style style:name="P10" style:family="paragraph" style:parent-style-name="Standard">
      <style:paragraph-properties fo:margin-left="0cm" fo:margin-right="0cm" fo:text-align="justify" style:justify-single-word="false" fo:text-indent="0.501cm" style:auto-text-indent="false"/>
      <style:text-properties officeooo:paragraph-rsid="001101db"/>
    </style:style>
    <style:style style:name="P11" style:family="paragraph" style:parent-style-name="Standard">
      <style:paragraph-properties fo:margin-left="0cm" fo:margin-right="0cm" fo:text-align="justify" style:justify-single-word="false" fo:text-indent="0.501cm" style:auto-text-indent="false"/>
      <style:text-properties officeooo:paragraph-rsid="00123d3f"/>
    </style:style>
    <style:style style:name="P12" style:family="paragraph" style:parent-style-name="Standard">
      <style:paragraph-properties fo:margin-left="0cm" fo:margin-right="0cm" fo:text-align="justify" style:justify-single-word="false" fo:text-indent="0.501cm" style:auto-text-indent="false"/>
      <style:text-properties officeooo:paragraph-rsid="00131ff2"/>
    </style:style>
    <style:style style:name="P13" style:family="paragraph" style:parent-style-name="Standard">
      <style:paragraph-properties fo:margin-left="0cm" fo:margin-right="0cm" fo:text-align="justify" style:justify-single-word="false" fo:text-indent="0cm" style:auto-text-indent="false"/>
      <style:text-properties officeooo:paragraph-rsid="00156dd5"/>
    </style:style>
    <style:style style:name="P14" style:family="paragraph" style:parent-style-name="Standard">
      <style:paragraph-properties fo:margin-left="0cm" fo:margin-right="0cm" fo:text-align="justify" style:justify-single-word="false" fo:text-indent="0cm" style:auto-text-indent="false"/>
      <style:text-properties officeooo:paragraph-rsid="0013feff"/>
    </style:style>
    <style:style style:name="P15" style:family="paragraph" style:parent-style-name="Standard">
      <style:paragraph-properties fo:margin-left="0cm" fo:margin-right="0cm" fo:text-align="justify" style:justify-single-word="false" fo:text-indent="0.501cm" style:auto-text-indent="false"/>
      <style:text-properties officeooo:rsid="0013feff" officeooo:paragraph-rsid="0013feff"/>
    </style:style>
    <style:style style:name="P16" style:family="paragraph" style:parent-style-name="Standard">
      <style:paragraph-properties fo:margin-left="0cm" fo:margin-right="0cm" fo:text-align="justify" style:justify-single-word="false" fo:text-indent="0cm" style:auto-text-indent="false"/>
      <style:text-properties officeooo:rsid="0013feff" officeooo:paragraph-rsid="0013feff"/>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justify" style:justify-single-word="false" fo:text-indent="0cm" style:auto-text-indent="false"/>
      <style:text-properties officeooo:rsid="00156dd5" officeooo:paragraph-rsid="00156dd5"/>
    </style:style>
    <style:style style:name="P19" style:family="paragraph" style:parent-style-name="Standard">
      <style:paragraph-properties fo:margin-left="0cm" fo:margin-right="0cm" fo:text-align="justify" style:justify-single-word="false" fo:text-indent="0.501cm" style:auto-text-indent="false"/>
      <style:text-properties officeooo:rsid="00123d3f" officeooo:paragraph-rsid="0012be0b"/>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style:font-size-asian="10pt"/>
    </style:style>
    <style:style style:name="P21" style:family="paragraph" style:parent-style-name="Standard">
      <style:paragraph-properties fo:margin-left="0cm" fo:margin-right="0cm" fo:text-align="justify" style:justify-single-word="false" fo:text-indent="0cm" style:auto-text-indent="false"/>
      <style:text-properties fo:color="#000000" loext:opacity="100%" style:font-name="Monospace" fo:font-size="10pt" officeooo:rsid="00156dd5" officeooo:paragraph-rsid="00156dd5"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rsid="001f7187" style:font-size-asian="10pt"/>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style:font-size-asian="8pt" style:font-size-complex="8pt"/>
    </style:style>
    <style:style style:name="P24" style:family="paragraph" style:parent-style-name="Standard">
      <style:paragraph-properties fo:margin-left="0cm" fo:margin-right="0cm" fo:text-align="justify" style:justify-single-word="false" fo:text-indent="0cm" style:auto-text-indent="false"/>
      <style:text-properties fo:color="#000000" loext:opacity="100%" style:font-name="Times" fo:font-size="12pt" officeooo:rsid="00215258" officeooo:paragraph-rsid="00215258"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style:font-name="Times" fo:font-size="12pt" style:font-size-asian="12pt" style:font-size-complex="12pt"/>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style:font-name="Times" fo:font-size="12pt" officeooo:paragraph-rsid="002213cd" style:font-size-asian="12pt" style:font-size-complex="12pt"/>
    </style:style>
    <style:style style:name="P27" style:family="paragraph" style:parent-style-name="Standard">
      <style:paragraph-properties fo:margin-left="0cm" fo:margin-right="0cm" fo:text-align="justify" style:justify-single-word="false" fo:text-indent="0cm" style:auto-text-indent="false"/>
      <style:text-properties fo:color="#000000" loext:opacity="100%" style:font-name="Times" fo:font-size="12pt" officeooo:rsid="001fde7a" officeooo:paragraph-rsid="001fde7a" style:font-size-asian="12pt" style:font-size-complex="12pt"/>
    </style:style>
    <style:style style:name="P28" style:family="paragraph" style:parent-style-name="Standard">
      <style:paragraph-properties fo:margin-left="0cm" fo:margin-right="0cm" fo:text-align="justify" style:justify-single-word="false" fo:text-indent="0cm" style:auto-text-indent="false"/>
      <style:text-properties officeooo:rsid="001f7187" officeooo:paragraph-rsid="001f7187"/>
    </style:style>
    <style:style style:name="P29" style:family="paragraph" style:parent-style-name="Standard">
      <style:paragraph-properties fo:margin-left="0cm" fo:margin-right="0cm" fo:text-align="justify" style:justify-single-word="false" fo:text-indent="0cm" style:auto-text-indent="false"/>
      <style:text-properties officeooo:rsid="001f7187" officeooo:paragraph-rsid="001fde7a"/>
    </style:style>
    <style:style style:name="P30"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1" style:family="paragraph" style:parent-style-name="Standard">
      <style:paragraph-properties fo:margin-left="0cm" fo:margin-right="0cm" fo:text-align="justify" style:justify-single-word="false" fo:text-indent="0cm" style:auto-text-indent="false"/>
      <style:text-properties officeooo:rsid="00215258" officeooo:paragraph-rsid="00215258"/>
    </style:style>
    <style:style style:name="P32" style:family="paragraph" style:parent-style-name="Standard">
      <style:paragraph-properties fo:margin-left="0cm" fo:margin-right="0cm" fo:text-align="justify" style:justify-single-word="false" fo:text-indent="0cm" style:auto-text-indent="false"/>
      <style:text-properties officeooo:rsid="00215258" officeooo:paragraph-rsid="002213cd"/>
    </style:style>
    <style:style style:name="P33" style:family="paragraph" style:parent-style-name="Standard">
      <style:paragraph-properties fo:margin-left="0cm" fo:margin-right="0cm" fo:text-align="justify" style:justify-single-word="false" fo:text-indent="0cm" style:auto-text-indent="false"/>
      <style:text-properties officeooo:rsid="002213cd" officeooo:paragraph-rsid="002213cd"/>
    </style:style>
    <style:style style:name="P34" style:family="paragraph" style:parent-style-name="Standard">
      <style:paragraph-properties fo:margin-left="0cm" fo:margin-right="0cm" fo:text-align="start" style:justify-single-word="false" fo:text-indent="0cm" style:auto-text-indent="false"/>
      <style:text-properties officeooo:rsid="0022853f" officeooo:paragraph-rsid="0022853f"/>
    </style:style>
    <style:style style:name="P35" style:family="paragraph" style:parent-style-name="Standard">
      <style:paragraph-properties fo:margin-left="0cm" fo:margin-right="0cm" fo:text-align="justify" style:justify-single-word="false" fo:text-indent="0cm" style:auto-text-indent="false"/>
      <style:text-properties officeooo:rsid="0022fe2a" officeooo:paragraph-rsid="0022fe2a"/>
    </style:style>
    <style:style style:name="P36" style:family="paragraph" style:parent-style-name="Standard">
      <style:paragraph-properties fo:margin-left="0cm" fo:margin-right="0cm" fo:text-align="justify" style:justify-single-word="false" fo:text-indent="0cm" style:auto-text-indent="false"/>
      <style:text-properties fo:font-size="8pt" officeooo:rsid="00156dd5" officeooo:paragraph-rsid="00156dd5" style:font-size-asian="8pt" style:font-size-complex="8pt"/>
    </style:style>
    <style:style style:name="P3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8" style:family="paragraph" style:parent-style-name="Standard">
      <style:paragraph-properties fo:margin-left="0cm" fo:margin-right="0cm" fo:text-align="start" style:justify-single-word="false" fo:text-indent="0cm" style:auto-text-indent="false"/>
      <style:text-properties fo:font-size="8pt" officeooo:paragraph-rsid="0023f9b2" style:font-size-asian="8pt" style:font-size-complex="8pt"/>
    </style:style>
    <style:style style:name="P39" style:family="paragraph" style:parent-style-name="Standard">
      <style:paragraph-properties fo:margin-left="0cm" fo:margin-right="0cm" fo:text-align="justify" style:justify-single-word="false" fo:text-indent="0cm" style:auto-text-indent="false"/>
      <style:text-properties officeooo:rsid="0023f9b2" officeooo:paragraph-rsid="0023f9b2"/>
    </style:style>
    <style:style style:name="P40" style:family="paragraph" style:parent-style-name="Standard">
      <style:paragraph-properties fo:margin-left="0cm" fo:margin-right="0cm" fo:text-align="justify" style:justify-single-word="false" fo:text-indent="0cm" style:auto-text-indent="false"/>
      <style:text-properties officeooo:rsid="00251eba" officeooo:paragraph-rsid="00251eba"/>
    </style:style>
    <style:style style:name="P41" style:family="paragraph" style:parent-style-name="Standard">
      <style:paragraph-properties fo:margin-left="0cm" fo:margin-right="0cm" fo:text-align="justify" style:justify-single-word="false" fo:text-indent="0.501cm" style:auto-text-indent="false"/>
      <style:text-properties officeooo:rsid="00272725" officeooo:paragraph-rsid="00272725"/>
    </style:style>
    <style:style style:name="P42" style:family="paragraph" style:parent-style-name="Standard">
      <style:paragraph-properties fo:margin-left="0cm" fo:margin-right="0cm" fo:text-align="justify" style:justify-single-word="false" fo:text-indent="0.501cm" style:auto-text-indent="false"/>
      <style:text-properties officeooo:rsid="001101db" officeooo:paragraph-rsid="00272725"/>
    </style:style>
    <style:style style:name="P43" style:family="paragraph" style:parent-style-name="Heading_20_4">
      <style:paragraph-properties fo:text-align="center" style:justify-single-word="false"/>
    </style:style>
    <style:style style:name="P44" style:family="paragraph" style:parent-style-name="Heading_20_4">
      <style:paragraph-properties fo:text-align="center" style:justify-single-word="false"/>
      <style:text-properties officeooo:rsid="00272725" officeooo:paragraph-rsid="00272725"/>
    </style:style>
    <style:style style:name="P45"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46" style:family="paragraph" style:parent-style-name="Standard" style:list-style-name="L1">
      <style:paragraph-properties fo:text-align="justify" style:justify-single-word="false"/>
      <style:text-properties officeooo:rsid="001101db" officeooo:paragraph-rsid="00272725"/>
    </style:style>
    <style:style style:name="P47" style:family="paragraph" style:parent-style-name="Standard">
      <style:paragraph-properties fo:margin-left="0cm" fo:margin-right="0cm" fo:text-align="justify" style:justify-single-word="false" fo:text-indent="0cm" style:auto-text-indent="false"/>
      <style:text-properties officeooo:rsid="00251eba" officeooo:paragraph-rsid="00251eba"/>
    </style:style>
    <style:style style:name="P48" style:family="paragraph" style:parent-style-name="Standard">
      <style:paragraph-properties fo:margin-left="0cm" fo:margin-right="0cm" fo:text-align="justify" style:justify-single-word="false" fo:text-indent="0cm" style:auto-text-indent="false"/>
      <style:text-properties officeooo:rsid="002c86bd" officeooo:paragraph-rsid="002c86bd"/>
    </style:style>
    <style:style style:name="P49" style:family="paragraph" style:parent-style-name="Standard">
      <style:paragraph-properties fo:margin-left="0cm" fo:margin-right="0cm" fo:text-align="justify" style:justify-single-word="false" fo:text-indent="0cm" style:auto-text-indent="false"/>
      <style:text-properties fo:font-weight="bold" officeooo:rsid="002c86bd" officeooo:paragraph-rsid="002c86bd" style:font-weight-asian="bold" style:font-weight-complex="bold"/>
    </style:style>
    <style:style style:name="P50" style:family="paragraph" style:parent-style-name="Standard">
      <style:paragraph-properties fo:margin-left="0cm" fo:margin-right="0cm" fo:text-align="justify" style:justify-single-word="false" fo:text-indent="0cm" style:auto-text-indent="false"/>
      <style:text-properties officeooo:rsid="002e1042" officeooo:paragraph-rsid="002e1042"/>
    </style:style>
    <style:style style:name="P51" style:family="paragraph" style:parent-style-name="Standard">
      <style:paragraph-properties fo:margin-left="0cm" fo:margin-right="0cm" fo:text-align="justify" style:justify-single-word="false" fo:text-indent="0cm" style:auto-text-indent="false"/>
      <style:text-properties officeooo:rsid="002e8a42" officeooo:paragraph-rsid="002e8a42"/>
    </style:style>
    <style:style style:name="T1" style:family="text">
      <style:text-properties officeooo:rsid="001101db"/>
    </style:style>
    <style:style style:name="T2" style:family="text">
      <style:text-properties officeooo:rsid="0011828a"/>
    </style:style>
    <style:style style:name="T3" style:family="text">
      <style:text-properties officeooo:rsid="00123d3f"/>
    </style:style>
    <style:style style:name="T4" style:family="text">
      <style:text-properties officeooo:rsid="0012be0b"/>
    </style:style>
    <style:style style:name="T5" style:family="text">
      <style:text-properties officeooo:rsid="00131ff2"/>
    </style:style>
    <style:style style:name="T6" style:family="text">
      <style:text-properties fo:color="#7f0055" loext:opacity="100%" style:font-name="Monospace" fo:font-size="10pt" fo:font-weight="bold" style:font-size-asian="10pt" style:font-weight-asian="bold"/>
    </style:style>
    <style:style style:name="T7" style:family="text">
      <style:text-properties fo:color="#7f0055" loext:opacity="100%" style:font-name="Monospace" fo:font-size="10pt" fo:font-weight="bold" officeooo:rsid="0013feff" style:font-size-asian="10pt" style:font-weight-asian="bold"/>
    </style:style>
    <style:style style:name="T8" style:family="text">
      <style:text-properties fo:color="#7f0055" loext:opacity="100%" style:font-name="Monospace" fo:font-size="10pt" fo:font-weight="bold" officeooo:rsid="00156dd5" style:font-size-asian="10pt" style:font-weight-asian="bold"/>
    </style:style>
    <style:style style:name="T9" style:family="text">
      <style:text-properties fo:color="#7f0055" loext:opacity="100%" style:font-name="Monospace" fo:font-weight="bold" style:font-weight-asian="bold"/>
    </style:style>
    <style:style style:name="T10" style:family="text">
      <style:text-properties fo:color="#000000" loext:opacity="100%" style:font-name="Monospace"/>
    </style:style>
    <style:style style:name="T11" style:family="text">
      <style:text-properties fo:color="#000000" loext:opacity="100%" style:font-name="Monospace" fo:font-size="10pt" style:font-size-asian="10pt"/>
    </style:style>
    <style:style style:name="T12" style:family="text">
      <style:text-properties fo:color="#000000" loext:opacity="100%" style:font-name="Monospace" fo:font-size="10pt" officeooo:rsid="00156dd5" style:font-size-asian="10pt"/>
    </style:style>
    <style:style style:name="T13" style:family="text">
      <style:text-properties fo:color="#000000" loext:opacity="100%" style:font-name="Monospace" fo:font-size="10pt" officeooo:rsid="0013feff" style:font-size-asian="10pt"/>
    </style:style>
    <style:style style:name="T14" style:family="text">
      <style:text-properties fo:color="#000000" loext:opacity="100%" style:font-name="Monospace" fo:font-style="italic" style:font-style-asian="italic"/>
    </style:style>
    <style:style style:name="T15" style:family="text">
      <style:text-properties fo:color="#000000" loext:opacity="100%" style:font-name="Monospace" fo:font-weight="bold" style:font-weight-asian="bold"/>
    </style:style>
    <style:style style:name="T16" style:family="text">
      <style:text-properties fo:color="#0000c0" loext:opacity="100%" style:font-name="Monospace"/>
    </style:style>
    <style:style style:name="T17" style:family="text">
      <style:text-properties fo:color="#0000c0" loext:opacity="100%" style:font-name="Monospace" fo:font-size="10pt" fo:font-style="italic" fo:font-weight="bold" style:font-size-asian="10pt" style:font-style-asian="italic" style:font-weight-asian="bold"/>
    </style:style>
    <style:style style:name="T18" style:family="text">
      <style:text-properties fo:color="#0000c0" loext:opacity="100%" style:font-name="Monospace" fo:font-size="10pt" fo:font-style="italic" fo:font-weight="bold" officeooo:rsid="001d25a5" style:font-size-asian="10pt" style:font-style-asian="italic" style:font-weight-asian="bold"/>
    </style:style>
    <style:style style:name="T19" style:family="text">
      <style:text-properties fo:color="#0000c0" loext:opacity="100%" style:font-name="Monospace" fo:font-size="10pt" style:font-size-asian="10pt"/>
    </style:style>
    <style:style style:name="T20" style:family="text">
      <style:text-properties fo:color="#0000c0" loext:opacity="100%" style:font-name="Monospace" fo:font-style="italic" fo:font-weight="bold" style:font-style-asian="italic" style:font-weight-asian="bold"/>
    </style:style>
    <style:style style:name="T21" style:family="text">
      <style:text-properties fo:color="#0000c0" loext:opacity="100%" style:font-name="Monospace" fo:font-style="italic" fo:font-weight="bold" officeooo:rsid="0023f9b2" style:font-style-asian="italic" style:font-weight-asian="bold"/>
    </style:style>
    <style:style style:name="T22" style:family="text">
      <style:text-properties fo:color="#0000c0" loext:opacity="100%" style:font-name="Monospace" fo:font-style="italic" style:font-style-asian="italic"/>
    </style:style>
    <style:style style:name="T23" style:family="text">
      <style:text-properties fo:color="#3f7f5f" loext:opacity="100%" style:font-name="Monospace"/>
    </style:style>
    <style:style style:name="T24" style:family="text">
      <style:text-properties fo:color="#6a3e3e" loext:opacity="100%" style:font-name="Monospace"/>
    </style:style>
    <style:style style:name="T25" style:family="text">
      <style:text-properties fo:color="#6a3e3e" loext:opacity="100%" style:font-name="Monospace" fo:font-size="10pt" style:font-size-asian="10pt"/>
    </style:style>
    <style:style style:name="T26" style:family="text">
      <style:text-properties fo:color="#6a3e3e" loext:opacity="100%" style:font-name="Monospace" fo:font-size="10pt" officeooo:rsid="00156dd5" style:font-size-asian="10pt"/>
    </style:style>
    <style:style style:name="T27" style:family="text">
      <style:text-properties fo:color="#2a00ff" loext:opacity="100%" style:font-name="Monospace"/>
    </style:style>
    <style:style style:name="T28" style:family="text">
      <style:text-properties fo:color="#2a00ff" loext:opacity="100%" style:font-name="Monospace" fo:font-size="10pt" style:font-size-asian="10pt"/>
    </style:style>
    <style:style style:name="T29" style:family="text">
      <style:text-properties officeooo:rsid="00156dd5"/>
    </style:style>
    <style:style style:name="T30" style:family="text">
      <style:text-properties officeooo:rsid="001bc4d0"/>
    </style:style>
    <style:style style:name="T31" style:family="text">
      <style:text-properties officeooo:rsid="001d25a5"/>
    </style:style>
    <style:style style:name="T32" style:family="text">
      <style:text-properties officeooo:rsid="001f7187"/>
    </style:style>
    <style:style style:name="T33" style:family="text">
      <style:text-properties fo:font-weight="bold" style:font-weight-asian="bold" style:font-weight-complex="bold"/>
    </style:style>
    <style:style style:name="T34" style:family="text">
      <style:text-properties fo:font-weight="bold" officeooo:rsid="00170910" style:font-weight-asian="bold" style:font-weight-complex="bold"/>
    </style:style>
    <style:style style:name="T35" style:family="text">
      <style:text-properties officeooo:rsid="001fde7a"/>
    </style:style>
    <style:style style:name="T36" style:family="text">
      <style:text-properties officeooo:rsid="0020e030"/>
    </style:style>
    <style:style style:name="T37" style:family="text">
      <style:text-properties officeooo:rsid="00215258"/>
    </style:style>
    <style:style style:name="T38" style:family="text">
      <style:text-properties officeooo:rsid="002213cd"/>
    </style:style>
    <style:style style:name="T39" style:family="text">
      <style:text-properties officeooo:rsid="0022853f"/>
    </style:style>
    <style:style style:name="T40" style:family="text">
      <style:text-properties officeooo:rsid="00251eba"/>
    </style:style>
    <style:style style:name="T41" style:family="text">
      <style:text-properties officeooo:rsid="00272725"/>
    </style:style>
    <style:style style:name="T42" style:family="text">
      <style:text-properties officeooo:rsid="0028ad55"/>
    </style:style>
    <style:style style:name="T43" style:family="text">
      <style:text-properties officeooo:rsid="0028c074"/>
    </style:style>
    <style:style style:name="T44" style:family="text">
      <style:text-properties officeooo:rsid="002aaca6"/>
    </style:style>
    <style:style style:name="T45" style:family="text">
      <style:text-properties officeooo:rsid="002e1042"/>
    </style:style>
    <style:style style:name="T46" style:family="text">
      <style:text-properties style:use-window-font-color="true" loext:opacity="0%" style:font-name="Times1" fo:font-size="12pt" fo:language="fr" fo:country="FR" style:font-name-asian="Times New Roman" style:font-size-asian="12pt" style:font-name-complex="Times1" style:font-size-complex="10pt" style:language-complex="ar" style:country-complex="SA"/>
    </style:style>
    <style:style style:name="T47" style:family="text">
      <style:text-properties style:use-window-font-color="true" loext:opacity="0%" style:font-name="Times1" fo:font-size="12pt" fo:language="fr" fo:country="FR" officeooo:rsid="00306181" style:font-name-asian="Times New Roman" style:font-size-asian="12pt" style:font-name-complex="Times1" style:font-size-complex="10pt" style:language-complex="ar" style:country-complex="S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rojet <text:span text:style-name="T4">Hagidoop</text:span></text:p>
      <text:p text:style-name="P1"><text:span text:style-name="T1">Une implantation du modèle Map-Reduce</text:span> en Java</text:p>
      <text:p text:style-name="P2"/>
      <text:h text:style-name="P43" text:outline-level="4">Daniel Hagimont</text:h>
      <text:p text:style-name="P4"/>
      <text:h text:style-name="P44" text:outline-level="4">Projet ENSPY, 2023</text:h>
      <text:p text:style-name="P3"/>
      <text:p text:style-name="Standard"/>
      <text:h text:style-name="Heading_20_1" text:outline-level="1">Objectif du projet</text:h>
      <text:p text:style-name="P10">Le but de ce projet est <text:span text:style-name="T41">de bien comprendre</text:span> les principes <text:span text:style-name="T41">du traitement de grands volumes de données (big data) </text:span>vus en cours. Pour ce faire, nous allons réaliser sur Java un<text:span text:style-name="T1">e implantation </text:span><text:span text:style-name="T41">similaire à Hadoop (proposé par Google), implantant le</text:span><text:span text:style-name="T1"> modèle d'exécution Map-Reduce (MR).</text:span></text:p>
      <text:p text:style-name="P41">Cette implantation repose bien naturellement sur les communications socket et sur l’appel à distance RMI, 2 mécanismes de communication fournis par Java.</text:p>
      <text:p text:style-name="P10"/>
      <text:p text:style-name="P42">Le modèle MR <text:span text:style-name="T2">permet d'effectuer en parallèle (sur un cluster de machines) des traitements sur un grand volume de données. Les données sont découpées en fragments qui sont répartis (stockés) sur les machines de traitement. Un programme MR est composé </text:span></text:p>
      <text:list xml:id="list2062617296" text:style-name="L1">
        <text:list-item>
          <text:p text:style-name="P46"><text:span text:style-name="T2">d'une procédure map() qui est exécutée en parallèle sur les machines de traitement sur tous les fragments (auxquels on accède donc localement). </text:span><text:span text:style-name="T41">Ces exécutions produisent</text:span><text:span text:style-name="T2"> des résultats qui sont rassemblés </text:span><text:span text:style-name="T41">sur une machine pour effectuer un reduce.</text:span></text:p>
        </text:list-item>
        <text:list-item>
          <text:p text:style-name="P46"><text:span text:style-name="T41">d’</text:span><text:span text:style-name="T2">une procédure reduce() qui est exécutée sur le</text:span><text:span text:style-name="T41">s</text:span><text:span text:style-name="T2"> résultat</text:span><text:span text:style-name="T41">s</text:span><text:span text:style-name="T2"> des map pour obtenir le résultat final.</text:span></text:p>
        </text:list-item>
      </text:list>
      <text:p text:style-name="P11"/>
      <text:h text:style-name="Heading_20_1" text:outline-level="1">Présentation du <text:span text:style-name="T3">projet</text:span></text:h>
      <text:p text:style-name="P9"/>
      <text:p text:style-name="P19">Cette implantation du modèle MR est composée de deux services :</text:p>
      <text:p text:style-name="P12">- <text:span text:style-name="T4">un service HDFS (Hagidoop Distributed File System). Il s'agit d'un système de gestion de fichiers répartis dans lequel un fichier est découpé en fragment, chaque fragment étant stocké sur un des nœuds du cluster.</text:span></text:p>
      <text:p text:style-name="P12">- <text:span text:style-name="T5">un service Hagidoop permettant l'exécution répartie et parallèle des traitements map, la récupération des résultats et l'exécution du reduce </text:span><text:span text:style-name="T41">(on suppose qu’il n’y en a qu’un)</text:span><text:span text:style-name="T5">.</text:span></text:p>
      <text:p text:style-name="P12"/>
      <text:p text:style-name="P5"><text:span text:style-name="T29">La</text:span> gestion de format</text:p>
      <text:p text:style-name="P15">Il faut être en mesure de lire et écrire dans des fichiers de formats différents. <text:span text:style-name="T30">Pour chaque format, une classe permet de lire et écrire dans un fichier dans ce format. Ces classes de lecture/écriture de formats sont très importantes, car étant donné que les fichiers peuvent être coupés en fragments par HDFS, il faut qu'HDFS sache faire une coupure cohérente. Par exemple, un fichier de structures ne peut pas être coupé au milieu d'une structure. Dans ce projet, on n'implantera que 2 formats : le format texte et le format KV (Key-Value, voir plus loin).</text:span></text:p>
      <text:p text:style-name="P15"><text:span text:style-name="T31">Une fois lues depuis un fichier et traitées par Hagidoop, l</text:span>es données sont toujours représentées par des paires clé-valeur (Key-Value ou KV).</text:p>
      <text:p text:style-name="P15"/>
      <text:p text:style-name="P16"><text:span text:style-name="T6">public</text:span><text:span text:style-name="T11"> </text:span><text:span text:style-name="T6">interface</text:span><text:span text:style-name="T11"> Format </text:span><text:span text:style-name="T6">extends</text:span><text:span text:style-name="T11"> FormatReader, FormatWriter, Serializable {</text:span></text:p>
      <text:p text:style-name="P17"><text:span text:style-name="T11"><text:tab/></text:span><text:span text:style-name="T6">public</text:span><text:span text:style-name="T11"> </text:span><text:span text:style-name="T6">static</text:span><text:span text:style-name="T11"> </text:span><text:span text:style-name="T6">final</text:span><text:span text:style-name="T11"> </text:span><text:span text:style-name="T6">int</text:span><text:span text:style-name="T11"> </text:span><text:span text:style-name="T17">FMT_</text:span><text:span text:style-name="T18">TXT</text:span><text:span text:style-name="T11"> = 0;</text:span></text:p>
      <text:p text:style-name="P17"><text:span text:style-name="T11"><text:tab/></text:span><text:span text:style-name="T6">public</text:span><text:span text:style-name="T11"> </text:span><text:span text:style-name="T6">static</text:span><text:span text:style-name="T11"> </text:span><text:span text:style-name="T6">final</text:span><text:span text:style-name="T11"> </text:span><text:span text:style-name="T6">int</text:span><text:span text:style-name="T11"> </text:span><text:span text:style-name="T17">FMT_KV</text:span><text:span text:style-name="T11"> = 1;</text:span></text:p>
      <text:p text:style-name="P17"><text:soft-page-break/><text:span text:style-name="T11"><text:tab/></text:span><text:span text:style-name="T6">public</text:span><text:span text:style-name="T11"> </text:span><text:span text:style-name="T6">void</text:span><text:span text:style-name="T11"> open(String </text:span><text:span text:style-name="T25">mode</text:span><text:span text:style-name="T11">);</text:span></text:p>
      <text:p text:style-name="P17"><text:span text:style-name="T11"><text:tab/></text:span><text:span text:style-name="T6">public</text:span><text:span text:style-name="T11"> </text:span><text:span text:style-name="T6">void</text:span><text:span text:style-name="T11"> close();</text:span></text:p>
      <text:p text:style-name="P17"><text:span text:style-name="T11"><text:tab/></text:span><text:span text:style-name="T6">public</text:span><text:span text:style-name="T11"> </text:span><text:span text:style-name="T6">long</text:span><text:span text:style-name="T11"> getIndex();</text:span></text:p>
      <text:p text:style-name="P17"><text:span text:style-name="T11"><text:tab/></text:span><text:span text:style-name="T6">public</text:span><text:span text:style-name="T11"> String getFname();</text:span></text:p>
      <text:p text:style-name="P17"><text:span text:style-name="T11"><text:tab/></text:span><text:span text:style-name="T6">public</text:span><text:span text:style-name="T11"> </text:span><text:span text:style-name="T6">void</text:span><text:span text:style-name="T11"> setFname(String </text:span><text:span text:style-name="T25">fname</text:span><text:span text:style-name="T11">);</text:span></text:p>
      <text:p text:style-name="P20">}</text:p>
      <text:p text:style-name="P15"/>
      <text:p text:style-name="P16"><text:span text:style-name="T6">public</text:span><text:span text:style-name="T11"> </text:span><text:span text:style-name="T6">interface</text:span><text:span text:style-name="T11"> FormatReader {</text:span></text:p>
      <text:p text:style-name="P17"><text:span text:style-name="T11"><text:tab/></text:span><text:span text:style-name="T6">public</text:span><text:span text:style-name="T11"> KV read();</text:span></text:p>
      <text:p text:style-name="P20">}</text:p>
      <text:p text:style-name="P15"/>
      <text:p text:style-name="P16"><text:span text:style-name="T6">public</text:span><text:span text:style-name="T11"> </text:span><text:span text:style-name="T6">interface</text:span><text:span text:style-name="T11"> FormatWriter {</text:span></text:p>
      <text:p text:style-name="P17"><text:span text:style-name="T11"><text:tab/></text:span><text:span text:style-name="T6">public</text:span><text:span text:style-name="T11"> </text:span><text:span text:style-name="T6">void</text:span><text:span text:style-name="T11"> write(KV </text:span><text:span text:style-name="T25">record</text:span><text:span text:style-name="T11">);</text:span></text:p>
      <text:p text:style-name="P20">}</text:p>
      <text:p text:style-name="P16"/>
      <text:p text:style-name="P28">Une classe implantant un format implante l'interface Format. <text:span text:style-name="T42">Nous proposons d’implanter deux classes TxtFormat (permettant de traiter des fichiers textes) et KVFormat (permettant de traiter des fichier de KV).</text:span></text:p>
      <text:p text:style-name="P28"/>
      <text:p text:style-name="P14"><text:span text:style-name="T7">public</text:span><text:span text:style-name="T13"> </text:span><text:span text:style-name="T7">class</text:span><text:span text:style-name="T13"> KV {</text:span></text:p>
      <text:p text:style-name="P17"><text:span text:style-name="T11"><text:tab/></text:span><text:span text:style-name="T6">public</text:span><text:span text:style-name="T11"> </text:span><text:span text:style-name="T6">static</text:span><text:span text:style-name="T11"> </text:span><text:span text:style-name="T6">final</text:span><text:span text:style-name="T11"> String </text:span><text:span text:style-name="T17">SEPARATOR</text:span><text:span text:style-name="T11"> = </text:span><text:span text:style-name="T28">" - "</text:span><text:span text:style-name="T11">;</text:span></text:p>
      <text:p text:style-name="P17"><text:span text:style-name="T11"><text:tab/></text:span><text:span text:style-name="T6">public</text:span><text:span text:style-name="T11"> String </text:span><text:span text:style-name="T19">k</text:span><text:span text:style-name="T11">;</text:span></text:p>
      <text:p text:style-name="P17"><text:span text:style-name="T11"><text:tab/></text:span><text:span text:style-name="T6">public</text:span><text:span text:style-name="T11"> String </text:span><text:span text:style-name="T19">v</text:span><text:span text:style-name="T11">;</text:span></text:p>
      <text:p text:style-name="P17"><text:span text:style-name="T11"><text:tab/></text:span><text:span text:style-name="T6">public</text:span><text:span text:style-name="T11"> KV() {}</text:span></text:p>
      <text:p text:style-name="P17"><text:span text:style-name="T11"><text:tab/></text:span><text:span text:style-name="T6">public</text:span><text:span text:style-name="T11"> KV(String </text:span><text:span text:style-name="T25">k</text:span><text:span text:style-name="T11">, String </text:span><text:span text:style-name="T25">v</text:span><text:span text:style-name="T11">) {</text:span></text:p>
      <text:p text:style-name="P17"><text:span text:style-name="T11"><text:tab/><text:tab/></text:span><text:span text:style-name="T6">super</text:span><text:span text:style-name="T11">();</text:span></text:p>
      <text:p text:style-name="P17"><text:span text:style-name="T11"><text:tab/><text:tab/></text:span><text:span text:style-name="T6">this</text:span><text:span text:style-name="T11">.</text:span><text:span text:style-name="T19">k</text:span><text:span text:style-name="T11"> = </text:span><text:span text:style-name="T25">k</text:span><text:span text:style-name="T11">;</text:span></text:p>
      <text:p text:style-name="P17"><text:span text:style-name="T11"><text:tab/><text:tab/></text:span><text:span text:style-name="T6">this</text:span><text:span text:style-name="T11">.</text:span><text:span text:style-name="T19">v</text:span><text:span text:style-name="T11"> = </text:span><text:span text:style-name="T25">v</text:span><text:span text:style-name="T11">;</text:span></text:p>
      <text:p text:style-name="P20"><text:tab/>}</text:p>
      <text:p text:style-name="P17"><text:span text:style-name="T11"><text:tab/></text:span><text:span text:style-name="T6">public</text:span><text:span text:style-name="T11"> String toString() {</text:span></text:p>
      <text:p text:style-name="P17"><text:span text:style-name="T11"><text:tab/><text:tab/></text:span><text:span text:style-name="T6">return</text:span><text:span text:style-name="T11"> </text:span><text:span text:style-name="T28">"KV [k="</text:span><text:span text:style-name="T11"> + </text:span><text:span text:style-name="T19">k</text:span><text:span text:style-name="T11"> + </text:span><text:span text:style-name="T28">", v="</text:span><text:span text:style-name="T11"> + </text:span><text:span text:style-name="T19">v</text:span><text:span text:style-name="T11"> + </text:span><text:span text:style-name="T28">"]"</text:span><text:span text:style-name="T11">;</text:span></text:p>
      <text:p text:style-name="P20"><text:tab/>}</text:p>
      <text:p text:style-name="P20">}</text:p>
      <text:p text:style-name="P22"/>
      <text:p text:style-name="P28">La classe KV implémente une paire clé-valeur. <text:span text:style-name="T43">Elle est utilisée à la fois par TxtFormat et KVFormat pour lire ou écrire des données.</text:span></text:p>
      <text:p text:style-name="P18"/>
      <text:p text:style-name="P18"><text:span text:style-name="T33">Le <text:s/></text:span><text:span text:style-name="T34">service</text:span><text:span text:style-name="T33"> HDFS</text:span></text:p>
      <text:p text:style-name="P18">Le système de fichier est composé d'un démon <text:span text:style-name="T32">(HdfsServer) </text:span>qui doit être lancé sur chaque machine. Une classe HdfsClient permet de manipuler <text:span text:style-name="T32">les </text:span>fichiers dans HDFS. Voici un template de cette classe :</text:p>
      <text:p text:style-name="P18"/>
      <text:p text:style-name="P18"><text:span text:style-name="T6">public</text:span><text:span text:style-name="T11"> </text:span><text:span text:style-name="T6">class</text:span><text:span text:style-name="T11"> HdfsClient {</text:span></text:p>
      <text:p text:style-name="P18"><text:span text:style-name="T11"><text:tab/></text:span><text:span text:style-name="T6">public</text:span><text:span text:style-name="T11"> </text:span><text:span text:style-name="T6">static</text:span><text:span text:style-name="T11"> </text:span><text:span text:style-name="T6">void</text:span><text:span text:style-name="T11"> HdfsDelete(String </text:span><text:span text:style-name="T25">fname</text:span><text:span text:style-name="T11">) {…}</text:span></text:p>
      <text:p text:style-name="P18"><text:span text:style-name="T11"><text:tab/></text:span><text:span text:style-name="T6">public</text:span><text:span text:style-name="T11"> </text:span><text:span text:style-name="T6">static</text:span><text:span text:style-name="T11"> </text:span><text:span text:style-name="T6">void</text:span><text:span text:style-name="T11"> HdfsWrite(</text:span><text:span text:style-name="T6">int</text:span><text:span text:style-name="T11"> </text:span><text:span text:style-name="T25">fmt</text:span><text:span text:style-name="T11">, String </text:span><text:span text:style-name="T25">fname</text:span><text:span text:style-name="T11">) {…}</text:span></text:p>
      <text:p text:style-name="P13"><text:span text:style-name="T12"><text:tab/></text:span><text:span text:style-name="T6">public</text:span><text:span text:style-name="T11"> </text:span><text:span text:style-name="T6">static</text:span><text:span text:style-name="T11"> </text:span><text:span text:style-name="T6">void</text:span><text:span text:style-name="T11"> HdfsRead(String </text:span><text:span text:style-name="T25">fname</text:span><text:span text:style-name="T11">) {…</text:span><text:span text:style-name="T12">}</text:span></text:p>
      <text:p text:style-name="P13"><text:span text:style-name="T11"><text:tab/></text:span><text:span text:style-name="T6">public</text:span><text:span text:style-name="T11"> </text:span><text:span text:style-name="T6">static</text:span><text:span text:style-name="T11"> </text:span><text:span text:style-name="T6">void</text:span><text:span text:style-name="T11"> main(String[] </text:span><text:span text:style-name="T25">args</text:span><text:span text:style-name="T11">) {</text:span></text:p>
      <text:p text:style-name="P13"><text:span text:style-name="T11"><text:tab/><text:tab/></text:span><text:span text:style-name="T12">// appel des méthodes précédentes depuis la ligne de commande</text:span></text:p>
      <text:p text:style-name="P21"><text:tab/>}</text:p>
      <text:p text:style-name="P21">}</text:p>
      <text:p text:style-name="P18"/>
      <text:p text:style-name="P28">La classe HdfsCl<text:span text:style-name="T36">ie</text:span>nt peut être utilisée depuis la ligne de commande ou directement depuis du code pour lire, écrire ou détruite des fichiers :</text:p>
      <text:p text:style-name="P28">- <text:span text:style-name="T12">HdfsWrite(</text:span><text:span text:style-name="T8">int</text:span><text:span text:style-name="T12"> </text:span><text:span text:style-name="T26">fmt</text:span><text:span text:style-name="T12">, String </text:span><text:span text:style-name="T26">fname</text:span><text:span text:style-name="T12">)</text:span></text:p>
      <text:p text:style-name="P28"><text:soft-page-break/>permet d'écrire un fichier dans HDFS. Le fichier fname est lu sur le système de fichiers local, découpé en fragments (autant que le nombre de machines) et les fragments sont envoyés pour stockage sur les différentes machines. fmt est le format du fichier (FMT_TXT ou FMT_KV).</text:p>
      <text:p text:style-name="P28">- <text:span text:style-name="T11">HdfsRead(String </text:span><text:span text:style-name="T25">fname</text:span><text:span text:style-name="T11">)</text:span></text:p>
      <text:p text:style-name="P28">permet de lire un fichier à partir de HDFS. Les fragments du fichier sont lus à partir des différentes machines, <text:span text:style-name="T35">concaténés</text:span> et <text:span text:style-name="T35">stocké localement dans un fichier de nom fname.</text:span></text:p>
      <text:p text:style-name="P29">- <text:span text:style-name="T12">HdfsDelete(String </text:span><text:span text:style-name="T26">fname</text:span><text:span text:style-name="T12">)</text:span></text:p>
      <text:p text:style-name="P27">permet de supprimer les fragments d'un fichier stocké dans HDFS.</text:p>
      <text:p text:style-name="P24"/>
      <text:p text:style-name="P24">Nous recommandons d'utiliser les sockets en mode TCP pour implanter la communication entre HdfsClient et HdfsServer. </text:p>
      <text:p text:style-name="P21"/>
      <text:p text:style-name="P6">Le service Hagidoop</text:p>
      <text:p text:style-name="P18">Le service Hagidoop fournit le support pour l'exécution répartie. Un démon <text:span text:style-name="T36">(Daemon) </text:span>doit être lancé sur chaque machine. <text:span text:style-name="T37">Nous proposons d'utiliser RMI pour la communication entre ce démon et ses clients. L'interface du démon est interne à Hagidoop :</text:span></text:p>
      <text:p text:style-name="P18"/>
      <text:p text:style-name="P18"><text:span text:style-name="T6">public</text:span><text:span text:style-name="T11"> </text:span><text:span text:style-name="T6">interface</text:span><text:span text:style-name="T11"> Daemon </text:span><text:span text:style-name="T6">extends</text:span><text:span text:style-name="T11"> Remote {</text:span></text:p>
      <text:p text:style-name="P17"><text:span text:style-name="T11"><text:tab/></text:span><text:span text:style-name="T6">public</text:span><text:span text:style-name="T11"> </text:span><text:span text:style-name="T6">void</text:span><text:span text:style-name="T11"> runMap (Map </text:span><text:span text:style-name="T25">m</text:span><text:span text:style-name="T11">, Format </text:span><text:span text:style-name="T25">reader</text:span><text:span text:style-name="T11">, Format </text:span><text:span text:style-name="T25">writer</text:span><text:span text:style-name="T11">, CallBack </text:span><text:span text:style-name="T25">cb</text:span><text:span text:style-name="T11">) <text:tab/><text:tab/><text:tab/><text:tab/><text:tab/><text:tab/><text:tab/><text:tab/><text:tab/></text:span><text:span text:style-name="T6">throws</text:span><text:span text:style-name="T11"> RemoteException;</text:span></text:p>
      <text:p text:style-name="P20">}</text:p>
      <text:p text:style-name="P18"/>
      <text:p text:style-name="P31">Les paramètres sont les suivants :</text:p>
      <text:p text:style-name="P31">- <text:span text:style-name="T38">Map m : il s'agit du programme map à appliquer sur un fragment héberg</text:span><text:span text:style-name="T42">é</text:span><text:span text:style-name="T38"> sur la machine où s'exécute le démon.</text:span></text:p>
      <text:p text:style-name="P31">- <text:span text:style-name="T38">Format reader : il s'agit du fichier (dans un format donné par la classe de reader) sur la machine où s'exécute le démon, contenant le fragment sur lequel doit être appliqué le map.</text:span></text:p>
      <text:p text:style-name="P32">- <text:span text:style-name="T38">Format writer : il s'agit du fichier (dans un format donné par la classe de writer) sur la machine où s'exécute le démon, dans lequel les résultats du map doivent être écrits.</text:span></text:p>
      <text:p text:style-name="P31">- <text:span text:style-name="T38">CallBack cb : il s'agit d'un objet de rappel, appelé lorsque l'exécution du map est terminée</text:span></text:p>
      <text:p text:style-name="P18"/>
      <text:p text:style-name="P33">Pour lancer un calcul parallèle, Hagidoop fournit une classe et une méthode :</text:p>
      <text:p text:style-name="P33"/>
      <text:p text:style-name="P13"><text:span text:style-name="T8">public</text:span><text:span text:style-name="T12"> </text:span><text:span text:style-name="T8">class</text:span><text:span text:style-name="T12"> JobLauncher {</text:span></text:p>
      <text:p text:style-name="P17"><text:span text:style-name="T11"><text:tab/></text:span><text:span text:style-name="T6">public</text:span><text:span text:style-name="T11"> </text:span><text:span text:style-name="T6">static</text:span><text:span text:style-name="T11"> </text:span><text:span text:style-name="T6">void</text:span><text:span text:style-name="T11"> startJob (MapReduce </text:span><text:span text:style-name="T25">mr</text:span><text:span text:style-name="T11">, </text:span><text:span text:style-name="T6">int</text:span><text:span text:style-name="T11"> </text:span><text:span text:style-name="T25">format</text:span><text:span text:style-name="T11">, String </text:span><text:span text:style-name="T25">fname</text:span><text:span text:style-name="T11">) {…}</text:span></text:p>
      <text:p text:style-name="P34">}</text:p>
      <text:p text:style-name="P25">- <text:span text:style-name="T38">MapReduce mr : correspond au programme MR </text:span><text:span text:style-name="T43">à </text:span><text:span text:style-name="T38">exécut</text:span><text:span text:style-name="T43">er</text:span><text:span text:style-name="T38"> en parallèle (voir modèle de programmation)</text:span></text:p>
      <text:p text:style-name="P26">- <text:span text:style-name="T38">int format : indique le format du fichier en entrée (FMT_TXT ou FMT_KV)</text:span></text:p>
      <text:p text:style-name="P26">- <text:span text:style-name="T38">String fname : le nom du fichier contenant les données à traiter. Ce fichier doit avoir été écrit dans HDFS , ce qui signifie qu'il a été découpé en fragments qui sont répartis sur les machines.</text:span></text:p>
      <text:p text:style-name="P20"/>
      <text:p text:style-name="P33">Le comportement de startJob est de lancer des map (avec runMap) sur tous les démons des machines, puis attendre que tous les map soient terminés. <text:span text:style-name="T39">Les map ont générés des fichiers locaux sur les machines, </text:span><text:span text:style-name="T43">ces fichiers</text:span><text:span text:style-name="T39"> sont des fragments. On peut alors récupérer le fichier global avec HDFS </text:span><text:span text:style-name="T43">(HdfsClient.HdfsRead()) </text:span><text:span text:style-name="T39">, puis appliquer le reduce localement.</text:span></text:p>
      <text:p text:style-name="P35">Le résultat final est un fichier dont le nom est la concaténation de fname et de "-res".</text:p>
      <text:p text:style-name="P18"/>
      <text:p text:style-name="P6">Le modèle de programmation</text:p>
      <text:p text:style-name="P35">Le modèle de programmation MR permet de définir une classe implémentant l'interface MapReduce et fournissant les méthodes map() et reduce().</text:p>
      <text:p text:style-name="P35">Une <text:span text:style-name="T43">méthode</text:span> map() peut lire les données (des KV) provenant de son fragment local avec le paramètre reader, et écrire ses résultats (des KV) dans un fragment local avec le paramètre writer.</text:p>
      <text:p text:style-name="P35"><text:soft-page-break/>Une <text:span text:style-name="T44">méthode</text:span> reduce() lit également des KV avec reader et écrit des KV sur writer, mais Hagidoop la fait opèrer sur un fichier unique et local à la machine de lancement du programme (ce fichier est le résultat des map extrait de HDFS). </text:p>
      <text:p text:style-name="P35"/>
      <text:p text:style-name="P18"><text:span text:style-name="T6">public</text:span><text:span text:style-name="T11"> </text:span><text:span text:style-name="T6">interface</text:span><text:span text:style-name="T11"> Map </text:span><text:span text:style-name="T6">extends</text:span><text:span text:style-name="T11"> Serializable {</text:span></text:p>
      <text:p text:style-name="P17"><text:span text:style-name="T11"><text:tab/></text:span><text:span text:style-name="T6">public</text:span><text:span text:style-name="T11"> </text:span><text:span text:style-name="T6">void</text:span><text:span text:style-name="T11"> map(FormatReader </text:span><text:span text:style-name="T25">reader</text:span><text:span text:style-name="T11">, FormatWriter </text:span><text:span text:style-name="T25">writer</text:span><text:span text:style-name="T11">);</text:span></text:p>
      <text:p text:style-name="P20">}</text:p>
      <text:p text:style-name="P18"/>
      <text:p text:style-name="P18"><text:span text:style-name="T6">public</text:span><text:span text:style-name="T11"> </text:span><text:span text:style-name="T6">interface</text:span><text:span text:style-name="T11"> Reduce </text:span><text:span text:style-name="T6">extends</text:span><text:span text:style-name="T11"> Serializable {</text:span></text:p>
      <text:p text:style-name="P17"><text:span text:style-name="T11"><text:tab/></text:span><text:span text:style-name="T6">public</text:span><text:span text:style-name="T11"> </text:span><text:span text:style-name="T6">void</text:span><text:span text:style-name="T11"> reduce(FormatReader </text:span><text:span text:style-name="T25">reader</text:span><text:span text:style-name="T11">, FormatWriter </text:span><text:span text:style-name="T25">writer</text:span><text:span text:style-name="T11">);</text:span></text:p>
      <text:p text:style-name="P20">}</text:p>
      <text:p text:style-name="P18"/>
      <text:p text:style-name="P18"><text:span text:style-name="T6">public</text:span><text:span text:style-name="T11"> </text:span><text:span text:style-name="T6">interface</text:span><text:span text:style-name="T11"> MapReduce </text:span><text:span text:style-name="T6">extends</text:span><text:span text:style-name="T11"> Map, Reduce {</text:span></text:p>
      <text:p text:style-name="P20">}</text:p>
      <text:p text:style-name="P18"/>
      <text:p text:style-name="P6">Exemple<text:span text:style-name="T40">s</text:span> d'application</text:p>
      <text:p text:style-name="P35"><text:span text:style-name="T40">En annexe A, vous trouverez un</text:span> exemple d'application <text:span text:style-name="T40">programmé en MR</text:span>. Il s'agit d'une application qui compte les occurrences de chaque mots dans un très grand fichier. </text:p>
      <text:p text:style-name="P40">En annexe B, vous trouvez le même programme en itératif.</text:p>
      <text:p text:style-name="P40"/>
      <text:p text:style-name="P7">Travail à faire</text:p>
      <text:p text:style-name="P40">Vous devez implanter le système Hagidoop composé du service Hagidoop et du système de fi<text:span text:style-name="T44">ch</text:span>ier HDFS.</text:p>
      <text:p text:style-name="P40">Votre système doit être facilement utilisable et notamment :</text:p>
      <text:p text:style-name="P40">- être configurable par un fichier de configuration qui décrit notamment les machines sur lesquelles Hagidoop s'exécute.</text:p>
      <text:p text:style-name="P40">- inclure des scripts de déploiement qui lancent les démons sur les machines et nettoient ces machines.</text:p>
      <text:p text:style-name="P40">Vous devez ensuite mener une étude du passage à l'échelle de votre système. Votre système doivent pouvoir être lancé avec plusieurs démons sur la même machine pour profiter de l'exécution parallèle sur des cœurs multiples, et en réparti sur <text:span text:style-name="T44">plusieurs</text:span> machines <text:span text:style-name="T44">sur un cluster que vous aurez configuré comme vu en TP.</text:span></text:p>
      <text:p text:style-name="P40"/>
      <text:p text:style-name="P49">Question de recherche</text:p>
      <text:p text:style-name="P48">On s’intéresse à des application<text:span text:style-name="T45">s qui sont limitées par le débit de chargement des fragments (à partir de HDFS) comme WordCount ou Grep.</text:span></text:p>
      <text:p text:style-name="P50">Pour ces applications, nous proposons de les rendre plus efficaces en nous appuyant sur la compression de données. Lorsque les fragments sont stockées dans HDFS, ils sont compressés. Et lorsqu’un map lit un fragment, il le décompresse avant d’exécuter la méthode map(). </text:p>
      <text:p text:style-name="P51">Nous proposons d’utiliser le format de compression LZ4 (trouver une API Java).</text:p>
      <text:p text:style-name="P51">Pour expérimenter avec cette approche, nous proposons de suivre les étapes suivantes :</text:p>
      <text:p text:style-name="P51">- mesurer le temps de chargement et traitement d’un fragment (en fonction de sa taille), avec ou sans compression.</text:p>
      <text:p text:style-name="P51">- mesurer ce m<text:span text:style-name="T46">ême temps lorsque plusieurs chargement/traitement sont exécutés en parallèle sur la même machine (on sature alors encore plus les IO).</text:span></text:p>
      <text:p text:style-name="P51"><text:span text:style-name="T46">- </text:span><text:span text:style-name="T47">proposer une intégration dans Hagidoop</text:span></text:p>
      <text:p text:style-name="P50"/>
      <text:p text:style-name="P48"/>
      <text:p text:style-name="P40"/>
      <text:p text:style-name="P8">Annexe A (comptage de mots en MR)</text:p>
      <text:p text:style-name="P39"/>
      <text:p text:style-name="P36"><text:span text:style-name="T9">public</text:span><text:span text:style-name="T10"> </text:span><text:span text:style-name="T9">class</text:span><text:span text:style-name="T10"> MyMapReduce </text:span><text:span text:style-name="T9">implements</text:span><text:span text:style-name="T10"> MapReduce {</text:span></text:p>
      <text:p text:style-name="P37"><text:span text:style-name="T10"><text:tab/></text:span><text:span text:style-name="T9">private</text:span><text:span text:style-name="T10"> </text:span><text:span text:style-name="T9">static</text:span><text:span text:style-name="T10"> </text:span><text:span text:style-name="T9">final</text:span><text:span text:style-name="T10"> </text:span><text:span text:style-name="T9">long</text:span><text:span text:style-name="T10"> </text:span><text:span text:style-name="T20">serialVersionUID</text:span><text:span text:style-name="T10"> = 1L;</text:span></text:p>
      <text:p text:style-name="P30"/>
      <text:p text:style-name="P37"><text:span text:style-name="T10"><text:tab/></text:span><text:span text:style-name="T23">// MapReduce program that compute word counts</text:span></text:p>
      <text:p text:style-name="P37"><text:span text:style-name="T10"><text:tab/></text:span><text:span text:style-name="T9">public</text:span><text:span text:style-name="T10"> </text:span><text:span text:style-name="T9">void</text:span><text:span text:style-name="T10"> map(FormatReader </text:span><text:span text:style-name="T24">reader</text:span><text:span text:style-name="T10">, FormatWriter </text:span><text:span text:style-name="T24">writer</text:span><text:span text:style-name="T10">) {</text:span></text:p>
      <text:p text:style-name="P23"><text:tab/><text:tab/></text:p>
      <text:p text:style-name="P37"><text:span text:style-name="T10"><text:tab/><text:tab/>HashMap&lt;String,Integer&gt; </text:span><text:span text:style-name="T24">hm</text:span><text:span text:style-name="T10"> = </text:span><text:span text:style-name="T9">new</text:span><text:span text:style-name="T10"> HashMap&lt;String,Integer&gt;();</text:span></text:p>
      <text:p text:style-name="P37"><text:span text:style-name="T10"><text:tab/><text:tab/>KV </text:span><text:span text:style-name="T24">kv</text:span><text:span text:style-name="T10">;</text:span></text:p>
      <text:p text:style-name="P37"><text:span text:style-name="T10"><text:tab/><text:tab/></text:span><text:span text:style-name="T9">while</text:span><text:span text:style-name="T10"> ((</text:span><text:span text:style-name="T24">kv</text:span><text:span text:style-name="T10"> = </text:span><text:span text:style-name="T24">reader</text:span><text:span text:style-name="T10">.read()) != </text:span><text:span text:style-name="T9">null</text:span><text:span text:style-name="T10">) {</text:span></text:p>
      <text:p text:style-name="P37"><text:span text:style-name="T10"><text:tab/><text:tab/><text:tab/>StringTokenizer </text:span><text:span text:style-name="T24">st</text:span><text:span text:style-name="T10"> = </text:span><text:span text:style-name="T9">new</text:span><text:span text:style-name="T10"> StringTokenizer(</text:span><text:span text:style-name="T24">kv</text:span><text:span text:style-name="T10">.</text:span><text:span text:style-name="T16">v</text:span><text:span text:style-name="T10">);</text:span></text:p>
      <text:p text:style-name="P37"><text:span text:style-name="T10"><text:tab/><text:tab/><text:tab/></text:span><text:span text:style-name="T9">while</text:span><text:span text:style-name="T10"> (</text:span><text:span text:style-name="T24">st</text:span><text:span text:style-name="T10">.hasMoreTokens()) {</text:span></text:p>
      <text:p text:style-name="P37"><text:span text:style-name="T10"><text:tab/><text:tab/><text:tab/><text:tab/>String </text:span><text:span text:style-name="T24">tok</text:span><text:span text:style-name="T10"> = </text:span><text:span text:style-name="T24">st</text:span><text:span text:style-name="T10">.nextToken();</text:span></text:p>
      <text:p text:style-name="P38"><text:span text:style-name="T10"><text:tab/><text:tab/><text:tab/><text:tab/></text:span><text:span text:style-name="T9">if</text:span><text:span text:style-name="T10"> (</text:span><text:span text:style-name="T24">hm</text:span><text:span text:style-name="T10">.containsKey(</text:span><text:span text:style-name="T24">tok</text:span><text:span text:style-name="T10">)) </text:span><text:span text:style-name="T24">hm</text:span><text:span text:style-name="T10">.put(</text:span><text:span text:style-name="T24">tok</text:span><text:span text:style-name="T10">, </text:span><text:span text:style-name="T24">hm</text:span><text:span text:style-name="T10">.get(</text:span><text:span text:style-name="T24">tok</text:span><text:span text:style-name="T10">).intValue()+1);</text:span></text:p>
      <text:p text:style-name="P37"><text:span text:style-name="T10"><text:tab/><text:tab/><text:tab/><text:tab/></text:span><text:span text:style-name="T9">else</text:span><text:span text:style-name="T10"> </text:span><text:span text:style-name="T24">hm</text:span><text:span text:style-name="T10">.put(</text:span><text:span text:style-name="T24">tok</text:span><text:span text:style-name="T10">, 1);</text:span></text:p>
      <text:p text:style-name="P23"><text:tab/><text:tab/><text:tab/>}</text:p>
      <text:p text:style-name="P23"><text:tab/><text:tab/>}</text:p>
      <text:p text:style-name="P37"><text:span text:style-name="T10"><text:tab/><text:tab/></text:span><text:span text:style-name="T9">for</text:span><text:span text:style-name="T10"> (String </text:span><text:span text:style-name="T24">k</text:span><text:span text:style-name="T10"> : </text:span><text:span text:style-name="T24">hm</text:span><text:span text:style-name="T10">.keySet()) </text:span><text:span text:style-name="T24">writer</text:span><text:span text:style-name="T10">.write(</text:span><text:span text:style-name="T9">new</text:span><text:span text:style-name="T10"> KV(</text:span><text:span text:style-name="T24">k</text:span><text:span text:style-name="T10">,</text:span><text:span text:style-name="T24">hm</text:span><text:span text:style-name="T10">.get(</text:span><text:span text:style-name="T24">k</text:span><text:span text:style-name="T10">).toString()));</text:span></text:p>
      <text:p text:style-name="P23"><text:tab/>}</text:p>
      <text:p text:style-name="P23"><text:tab/></text:p>
      <text:p text:style-name="P37"><text:span text:style-name="T10"><text:tab/></text:span><text:span text:style-name="T9">public</text:span><text:span text:style-name="T10"> </text:span><text:span text:style-name="T9">void</text:span><text:span text:style-name="T10"> reduce(FormatReader </text:span><text:span text:style-name="T24">reader</text:span><text:span text:style-name="T10">, FormatWriter </text:span><text:span text:style-name="T24">writer</text:span><text:span text:style-name="T10">) {</text:span></text:p>
      <text:p text:style-name="P37"><text:span text:style-name="T10"><text:tab/><text:tab/>HashMap&lt;String,Integer&gt; </text:span><text:span text:style-name="T24">hm</text:span><text:span text:style-name="T10"> = </text:span><text:span text:style-name="T9">new</text:span><text:span text:style-name="T10"> HashMap&lt;String,Integer&gt;();</text:span></text:p>
      <text:p text:style-name="P37"><text:span text:style-name="T10"><text:tab/><text:tab/>KV </text:span><text:span text:style-name="T24">kv</text:span><text:span text:style-name="T10">;</text:span></text:p>
      <text:p text:style-name="P37"><text:span text:style-name="T10"><text:tab/><text:tab/></text:span><text:span text:style-name="T9">while</text:span><text:span text:style-name="T10"> ((</text:span><text:span text:style-name="T24">kv</text:span><text:span text:style-name="T10"> = </text:span><text:span text:style-name="T24">reader</text:span><text:span text:style-name="T10">.read()) != </text:span><text:span text:style-name="T9">null</text:span><text:span text:style-name="T10">) {</text:span></text:p>
      <text:p text:style-name="P38"><text:span text:style-name="T10"><text:tab/><text:tab/><text:tab/></text:span><text:span text:style-name="T9">if</text:span><text:span text:style-name="T10"> (</text:span><text:span text:style-name="T24">hm</text:span><text:span text:style-name="T10">.containsKey(</text:span><text:span text:style-name="T24">kv</text:span><text:span text:style-name="T10">.</text:span><text:span text:style-name="T16">k</text:span><text:span text:style-name="T10">)) </text:span></text:p>
      <text:p text:style-name="P38"><text:span text:style-name="T10"><text:tab/><text:tab/><text:tab/><text:tab/></text:span><text:span text:style-name="T24">hm</text:span><text:span text:style-name="T10">.put(</text:span><text:span text:style-name="T24">kv</text:span><text:span text:style-name="T10">.</text:span><text:span text:style-name="T16">k</text:span><text:span text:style-name="T10">, </text:span><text:span text:style-name="T24">hm</text:span><text:span text:style-name="T10">.get(</text:span><text:span text:style-name="T24">kv</text:span><text:span text:style-name="T10">.</text:span><text:span text:style-name="T16">k</text:span><text:span text:style-name="T10">)+Integer.</text:span><text:span text:style-name="T14">parseInt</text:span><text:span text:style-name="T10">(</text:span><text:span text:style-name="T24">kv</text:span><text:span text:style-name="T10">.</text:span><text:span text:style-name="T16">v</text:span><text:span text:style-name="T10">));</text:span></text:p>
      <text:p text:style-name="P37"><text:span text:style-name="T10"><text:tab/><text:tab/><text:tab/></text:span><text:span text:style-name="T9">else</text:span><text:span text:style-name="T10"> </text:span><text:span text:style-name="T24">hm</text:span><text:span text:style-name="T10">.put(</text:span><text:span text:style-name="T24">kv</text:span><text:span text:style-name="T10">.</text:span><text:span text:style-name="T16">k</text:span><text:span text:style-name="T10">, Integer.</text:span><text:span text:style-name="T14">parseInt</text:span><text:span text:style-name="T10">(</text:span><text:span text:style-name="T24">kv</text:span><text:span text:style-name="T10">.</text:span><text:span text:style-name="T16">v</text:span><text:span text:style-name="T10">));</text:span></text:p>
      <text:p text:style-name="P23"><text:tab/><text:tab/>}</text:p>
      <text:p text:style-name="P37"><text:span text:style-name="T10"><text:tab/><text:tab/></text:span><text:span text:style-name="T9">for</text:span><text:span text:style-name="T10"> (String </text:span><text:span text:style-name="T24">k</text:span><text:span text:style-name="T10"> : </text:span><text:span text:style-name="T24">hm</text:span><text:span text:style-name="T10">.keySet()) </text:span><text:span text:style-name="T24">writer</text:span><text:span text:style-name="T10">.write(</text:span><text:span text:style-name="T9">new</text:span><text:span text:style-name="T10"> KV(</text:span><text:span text:style-name="T24">k</text:span><text:span text:style-name="T10">,</text:span><text:span text:style-name="T24">hm</text:span><text:span text:style-name="T10">.get(</text:span><text:span text:style-name="T24">k</text:span><text:span text:style-name="T10">).toString()));</text:span></text:p>
      <text:p text:style-name="P23"><text:tab/>}</text:p>
      <text:p text:style-name="P23"><text:tab/></text:p>
      <text:p text:style-name="P37"><text:span text:style-name="T10"><text:tab/></text:span><text:span text:style-name="T9">public</text:span><text:span text:style-name="T10"> </text:span><text:span text:style-name="T9">static</text:span><text:span text:style-name="T10"> </text:span><text:span text:style-name="T9">void</text:span><text:span text:style-name="T10"> main(String </text:span><text:span text:style-name="T24">args</text:span><text:span text:style-name="T10">[]) {</text:span></text:p>
      <text:p text:style-name="P37"><text:span text:style-name="T10"><text:s text:c="8"/><text:tab/></text:span><text:span text:style-name="T9">long</text:span><text:span text:style-name="T10"> </text:span><text:span text:style-name="T24">t1</text:span><text:span text:style-name="T10"> = System.</text:span><text:span text:style-name="T14">currentTimeMillis</text:span><text:span text:style-name="T10">();</text:span></text:p>
      <text:p text:style-name="P37"><text:span text:style-name="T10"><text:tab/><text:tab/>JobLauncher.</text:span><text:span text:style-name="T14">startJob</text:span><text:span text:style-name="T10">(</text:span><text:span text:style-name="T9">new</text:span><text:span text:style-name="T10"> MyMapReduce(), Format.</text:span><text:span text:style-name="T20">FMT_</text:span><text:span text:style-name="T21">TXT</text:span><text:span text:style-name="T10">, </text:span><text:span text:style-name="T24">args</text:span><text:span text:style-name="T10">[0]);</text:span></text:p>
      <text:p text:style-name="P37"><text:span text:style-name="T10"><text:tab/><text:tab/></text:span><text:span text:style-name="T9">long</text:span><text:span text:style-name="T10"> </text:span><text:span text:style-name="T24">t2</text:span><text:span text:style-name="T10"> = System.</text:span><text:span text:style-name="T14">currentTimeMillis</text:span><text:span text:style-name="T10">();</text:span></text:p>
      <text:p text:style-name="P37"><text:span text:style-name="T10"><text:s text:c="8"/><text:tab/>System.</text:span><text:span text:style-name="T20">out</text:span><text:span text:style-name="T10">.println(</text:span><text:span text:style-name="T27">"time in ms ="</text:span><text:span text:style-name="T10">+(</text:span><text:span text:style-name="T24">t2</text:span><text:span text:style-name="T10">-</text:span><text:span text:style-name="T24">t1</text:span><text:span text:style-name="T10">));</text:span></text:p>
      <text:p text:style-name="P37"><text:span text:style-name="T10"><text:s text:c="8"/><text:tab/>System.</text:span><text:span text:style-name="T14">exit</text:span><text:span text:style-name="T10">(0);</text:span></text:p>
      <text:p text:style-name="P23"><text:tab/>}</text:p>
      <text:p text:style-name="P23">}</text:p>
      <text:p text:style-name="P18"/>
      <text:p text:style-name="P18"/>
      <text:p text:style-name="P18"/>
      <text:p text:style-name="P8">Annexe <text:span text:style-name="T40">B</text:span> (comptage de mots en itératif)</text:p>
      <text:p text:style-name="P18"/>
      <text:p text:style-name="P18"/>
      <text:p text:style-name="P36"><text:span text:style-name="T9">public</text:span><text:span text:style-name="T10"> </text:span><text:span text:style-name="T9">class</text:span><text:span text:style-name="T10"> Count {</text:span></text:p>
      <text:p text:style-name="P30"/>
      <text:p text:style-name="P37"><text:span text:style-name="T10"><text:tab/></text:span><text:span text:style-name="T9">public</text:span><text:span text:style-name="T10"> </text:span><text:span text:style-name="T9">static</text:span><text:span text:style-name="T10"> </text:span><text:span text:style-name="T9">void</text:span><text:span text:style-name="T10"> main(String[] </text:span><text:span text:style-name="T24">args</text:span><text:span text:style-name="T10">) {</text:span></text:p>
      <text:p text:style-name="P37"><text:span text:style-name="T10"><text:tab/><text:tab/></text:span><text:span text:style-name="T9">try</text:span><text:span text:style-name="T10"> {</text:span></text:p>
      <text:p text:style-name="P37"><text:span text:style-name="T10"><text:s text:c="12"/><text:tab/><text:tab/></text:span><text:span text:style-name="T9">long</text:span><text:span text:style-name="T10"> </text:span><text:span text:style-name="T24">t1</text:span><text:span text:style-name="T10"> = System.</text:span><text:span text:style-name="T14">currentTimeMillis</text:span><text:span text:style-name="T10">();</text:span></text:p>
      <text:p text:style-name="P30"/>
      <text:p text:style-name="P37"><text:span text:style-name="T10"><text:tab/><text:tab/><text:tab/>HashMap&lt;String,Integer&gt; </text:span><text:span text:style-name="T24">hm</text:span><text:span text:style-name="T10"> = </text:span><text:span text:style-name="T9">new</text:span><text:span text:style-name="T10"> HashMap&lt;String,Integer&gt;();</text:span></text:p>
      <text:p text:style-name="P38"><text:span text:style-name="T10"><text:tab/><text:tab/><text:tab/>LineNumberReader </text:span><text:span text:style-name="T24">lnr</text:span><text:span text:style-name="T10"> = </text:span><text:span text:style-name="T9">new</text:span><text:span text:style-name="T10"> LineNumberReader(</text:span></text:p>
      <text:p text:style-name="P38"><text:span text:style-name="T15"><text:tab/><text:tab/><text:tab/><text:tab/><text:tab/></text:span><text:span text:style-name="T9">new</text:span><text:span text:style-name="T10"> InputStreamReader(</text:span></text:p>
      <text:p text:style-name="P38"><text:span text:style-name="T15"><text:tab/><text:tab/><text:tab/><text:tab/><text:tab/></text:span><text:span text:style-name="T9">new</text:span><text:span text:style-name="T10"> FileInputStream(Project.</text:span><text:span text:style-name="T22">PATH</text:span><text:span text:style-name="T10">+</text:span><text:span text:style-name="T27">"data/"</text:span><text:span text:style-name="T10">+</text:span><text:span text:style-name="T24">args</text:span><text:span text:style-name="T10">[0])));</text:span></text:p>
      <text:p text:style-name="P37"><text:span text:style-name="T10"><text:tab/><text:tab/><text:tab/></text:span><text:span text:style-name="T9">while</text:span><text:span text:style-name="T10"> (</text:span><text:span text:style-name="T9">true</text:span><text:span text:style-name="T10">) {</text:span></text:p>
      <text:p text:style-name="P37"><text:span text:style-name="T10"><text:tab/><text:tab/><text:tab/><text:tab/>String </text:span><text:span text:style-name="T24">l</text:span><text:span text:style-name="T10"> = </text:span><text:span text:style-name="T24">lnr</text:span><text:span text:style-name="T10">.readLine();</text:span></text:p>
      <text:p text:style-name="P37"><text:span text:style-name="T10"><text:tab/><text:tab/><text:tab/><text:tab/></text:span><text:span text:style-name="T9">if</text:span><text:span text:style-name="T10"> (</text:span><text:span text:style-name="T24">l</text:span><text:span text:style-name="T10"> == </text:span><text:span text:style-name="T9">null</text:span><text:span text:style-name="T10">) </text:span><text:span text:style-name="T9">break</text:span><text:span text:style-name="T10">;</text:span></text:p>
      <text:p text:style-name="P37"><text:span text:style-name="T10"><text:tab/><text:tab/><text:tab/><text:tab/>StringTokenizer </text:span><text:span text:style-name="T24">st</text:span><text:span text:style-name="T10"> = </text:span><text:span text:style-name="T9">new</text:span><text:span text:style-name="T10"> StringTokenizer(</text:span><text:span text:style-name="T24">l</text:span><text:span text:style-name="T10">);</text:span></text:p>
      <text:p text:style-name="P37"><text:span text:style-name="T10"><text:tab/><text:tab/><text:tab/><text:tab/></text:span><text:span text:style-name="T9">while</text:span><text:span text:style-name="T10"> (</text:span><text:span text:style-name="T24">st</text:span><text:span text:style-name="T10">.hasMoreTokens()) {</text:span></text:p>
      <text:p text:style-name="P37"><text:span text:style-name="T10"><text:tab/><text:tab/><text:tab/><text:tab/><text:tab/>String </text:span><text:span text:style-name="T24">tok</text:span><text:span text:style-name="T10"> = </text:span><text:span text:style-name="T24">st</text:span><text:span text:style-name="T10">.nextToken();</text:span></text:p>
      <text:p text:style-name="P38"><text:span text:style-name="T10"><text:tab/><text:tab/><text:tab/><text:tab/><text:tab/></text:span><text:span text:style-name="T9">if</text:span><text:span text:style-name="T10"> (</text:span><text:span text:style-name="T24">hm</text:span><text:span text:style-name="T10">.containsKey(</text:span><text:span text:style-name="T24">tok</text:span><text:span text:style-name="T10">)) </text:span></text:p>
      <text:p text:style-name="P38"><text:span text:style-name="T10"><text:tab/><text:tab/><text:tab/><text:tab/><text:tab/><text:tab/></text:span><text:span text:style-name="T24">hm</text:span><text:span text:style-name="T10">.put(</text:span><text:span text:style-name="T24">tok</text:span><text:span text:style-name="T10">, </text:span><text:span text:style-name="T24">hm</text:span><text:span text:style-name="T10">.get(</text:span><text:span text:style-name="T24">tok</text:span><text:span text:style-name="T10">).intValue()+1);</text:span></text:p>
      <text:p text:style-name="P37"><text:span text:style-name="T10"><text:tab/><text:tab/><text:tab/><text:tab/><text:tab/></text:span><text:span text:style-name="T9">else</text:span><text:span text:style-name="T10"> </text:span><text:span text:style-name="T24">hm</text:span><text:span text:style-name="T10">.put(</text:span><text:span text:style-name="T24">tok</text:span><text:span text:style-name="T10">, 1);</text:span></text:p>
      <text:p text:style-name="P23"><text:tab/><text:tab/><text:tab/><text:tab/>}</text:p>
      <text:p text:style-name="P23"><text:tab/><text:tab/><text:tab/>}</text:p>
      <text:p text:style-name="P38"><text:span text:style-name="T10"><text:tab/><text:tab/><text:tab/>BufferedWriter </text:span><text:span text:style-name="T24">writer</text:span><text:span text:style-name="T10"> = </text:span><text:span text:style-name="T9">new</text:span><text:span text:style-name="T10"> BufferedWriter(</text:span></text:p>
      <text:p text:style-name="P38"><text:span text:style-name="T15"><text:tab/><text:tab/><text:tab/><text:tab/><text:tab/></text:span><text:span text:style-name="T9">new</text:span><text:span text:style-name="T10"> OutputStreamWriter(</text:span><text:span text:style-name="T9">new</text:span><text:span text:style-name="T10"> FileOutputStream(</text:span><text:span text:style-name="T27">"count-res"</text:span><text:span text:style-name="T10">)));</text:span></text:p>
      <text:p text:style-name="P37"><text:span text:style-name="T10"><text:tab/><text:tab/><text:tab/></text:span><text:span text:style-name="T9">for</text:span><text:span text:style-name="T10"> (String </text:span><text:span text:style-name="T24">k</text:span><text:span text:style-name="T10"> : </text:span><text:span text:style-name="T24">hm</text:span><text:span text:style-name="T10">.keySet()) {</text:span></text:p>
      <text:p text:style-name="P37"><text:span text:style-name="T10"><text:tab/><text:tab/><text:tab/><text:tab/></text:span><text:span text:style-name="T24">writer</text:span><text:span text:style-name="T10">.write(</text:span><text:span text:style-name="T24">k</text:span><text:span text:style-name="T10">+</text:span><text:span text:style-name="T27">"&lt;-&gt;"</text:span><text:span text:style-name="T10">+</text:span><text:span text:style-name="T24">hm</text:span><text:span text:style-name="T10">.get(</text:span><text:span text:style-name="T24">k</text:span><text:span text:style-name="T10">).toString());</text:span></text:p>
      <text:p text:style-name="P37"><text:span text:style-name="T10"><text:tab/><text:tab/><text:tab/><text:tab/></text:span><text:span text:style-name="T24">writer</text:span><text:span text:style-name="T10">.newLine();</text:span></text:p>
      <text:p text:style-name="P23"><text:tab/><text:tab/><text:tab/>}</text:p>
      <text:p text:style-name="P37"><text:span text:style-name="T10"><text:tab/><text:tab/><text:tab/></text:span><text:span text:style-name="T24">writer</text:span><text:span text:style-name="T10">.close();</text:span></text:p>
      <text:p text:style-name="P37"><text:span text:style-name="T10"><text:tab/><text:tab/><text:tab/></text:span><text:span text:style-name="T24">lnr</text:span><text:span text:style-name="T10">.close();</text:span></text:p>
      <text:p text:style-name="P37"><text:span text:style-name="T10"><text:s text:c="12"/><text:tab/><text:tab/></text:span><text:span text:style-name="T9">long</text:span><text:span text:style-name="T10"> </text:span><text:span text:style-name="T24">t2</text:span><text:span text:style-name="T10"> = System.</text:span><text:span text:style-name="T14">currentTimeMillis</text:span><text:span text:style-name="T10">();</text:span></text:p>
      <text:p text:style-name="P37"><text:span text:style-name="T10"><text:s text:c="12"/><text:tab/><text:tab/>System.</text:span><text:span text:style-name="T20">out</text:span><text:span text:style-name="T10">.println(</text:span><text:span text:style-name="T27">"time in ms ="</text:span><text:span text:style-name="T10">+(</text:span><text:span text:style-name="T24">t2</text:span><text:span text:style-name="T10">-</text:span><text:span text:style-name="T24">t1</text:span><text:span text:style-name="T10">));</text:span></text:p>
      <text:p text:style-name="P37"><text:span text:style-name="T10"><text:tab/><text:tab/>} </text:span><text:span text:style-name="T9">catch</text:span><text:span text:style-name="T10"> (Exception </text:span><text:span text:style-name="T24">e</text:span><text:span text:style-name="T10">) {</text:span></text:p>
      <text:p text:style-name="P37"><text:span text:style-name="T10"><text:tab/><text:tab/><text:tab/></text:span><text:span text:style-name="T24">e</text:span><text:span text:style-name="T10">.printStackTrace();</text:span></text:p>
      <text:p text:style-name="P23"><text:tab/><text:tab/>}</text:p>
      <text:p text:style-name="P23"><text:tab/>}</text:p>
      <text:p text:style-name="P30"/>
      <text:p text:style-name="P23">}</text:p>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Monospace" svg:font-family="Monospace" style:font-family-generic="roman"/>
    <style:font-face style:name="OpenSymbol" svg:font-family="OpenSymbol" style:font-charset="x-symbol"/>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face style:name="Times New Roman" svg:font-family="'Times New Roman'" style:font-family-generic="roman" style:font-pitch="variable"/>
    <style:font-face style:name="Times1" svg:font-family="Times" style:font-family-generic="roman"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1"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1"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WW8NumSt1z0" style:family="text">
      <style:text-properties style:font-name="Symbol1" fo:font-family="Symbol" style:font-family-generic="roman" style:font-pitch="variable" style:font-charset="x-symbol"/>
    </style:style>
    <style:style style:name="WW-Police_20_par_20_défaut" style:display-name="WW-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prefix="*" style:num-format="1" text:start-value="0">
        <style:list-level-properties/>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StyleNum">
      <text:list-level-style-bullet text:level="1" loext:num-list-format="%1%" text:bullet-char="">
        <style:list-level-properties text:min-label-width="0.501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P ObjDup</dc:title>
    <meta:initial-creator>Hagimont</meta:initial-creator>
    <meta:creation-date>1997-01-09T23:09:00</meta:creation-date>
    <dc:date>2023-11-06T00:29:29.796341525</dc:date>
    <dc:language>en-US</dc:language>
    <meta:editing-cycles>62</meta:editing-cycles>
    <meta:editing-duration>P1DT4H24M13S</meta:editing-duration>
    <meta:document-statistic meta:table-count="0" meta:image-count="0" meta:object-count="0" meta:page-count="6" meta:paragraph-count="187" meta:word-count="1770" meta:character-count="11715" meta:non-whitespace-character-count="9840"/>
    <meta:user-defined meta:name="Info 1"/>
    <meta:user-defined meta:name="Info 2"/>
    <meta:user-defined meta:name="Info 3"/>
    <meta:user-defined meta:name="Info 4"/>
  </office:meta>
</office:document-meta>
</file>